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580000001FDBECE2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note">
      <style:text-properties fo:font-size="8pt"/>
    </style:style>
    <style:style style:name="P2" style:family="paragraph" style:parent-style-name="author">
      <style:text-properties fo:font-size="12pt"/>
    </style:style>
    <style:style style:name="P3" style:family="paragraph" style:parent-style-name="date">
      <style:text-properties fo:font-size="12pt"/>
    </style:style>
    <style:style style:name="P4" style:family="paragraph" style:parent-style-name="Heading-1"/>
    <style:style style:name="P5" style:family="paragraph" style:parent-style-name="Heading-2"/>
    <style:style style:name="T1" style:family="text">
      <style:text-properties fo:font-size="17pt"/>
    </style:style>
    <style:style style:name="T2" style:family="text">
      <style:text-properties fo:font-size="8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Multi-Level Healthcare Information Modelling</text:span> <text:span text:style-name="T1">Overview</text:span></text:p>
      <text:p text:style-name="P2">Author: Timothy W. Cook</text:p>
      <text:p text:style-name="P3">2010-06-22 </text:p>
      <text:section text:style-name="Sect1" text:name="begin-end-env-1">
        <text:p text:style-name="begin-env-p"/>
        <text:p text:style-name="center"><draw:frame draw:style-name="fr1" draw:name="MLHIM_Overview0x.png" text:anchor-type="as-char" svg:width="0.7917in" svg:height="0.278in" draw:z-index="0"><draw:image xlink:href="Pictures/10000201000000580000001FDBECE2D2.png" xlink:type="simple" xlink:show="embed" xlink:actuate="onLoad"/></draw:frame> </text:p>
        <text:p text:style-name="end-env-p"/>
      </text:section>
      <text:p text:style-name="clearpage"/>
      <text:h text:style-name="Heading-1" text:outline-level="1"><text:reference-mark text:name="x1-1000"/>Introduction</text:h>
      <text:section text:style-name="Sect1" text:name="begin-end-env-2">
        <text:p text:style-name="begin-env-p"/>
        <text:p text:style-name="quotation">“Keep everything as simple as possible; but no simpler.” </text:p>
        <text:p text:style-name="quotation">–A. Einstein</text:p>
        <text:p text:style-name="end-env-p"/>
      </text:section>
      <text:p text:style-name="Text-body">The Multi-Level Healthcare Information Modelling (MLHIM) approach follows on several years of research and development work to overcome semantic interoperability in complex information environments and especially in healthcare. This work has been carried on across continents and projects but always with the foundation that the proof is in the implementation. </text:p>
      <text:p text:style-name="clearpage"/>
      <text:h text:style-name="Heading-1" text:outline-level="1"><text:reference-mark text:name="x1-2000"/>History</text:h>
      <text:p text:style-name="Text-body">MLHIM embraces some general concepts from a variety of standards and specification / software projects, in order to provide for semantic information interoperability across conforming healthcare applications. The most basic concept is one of a common information reference model constrained by components that express domain knowledge in artifacts known as Concept Constraint Definitions (CCDs). </text:p>
      <text:p text:style-name="First-line-indent">It has been well known for two decades that this approach is a requirement for interoperability. </text:p>
      <text:section text:style-name="Sect1" text:name="begin-end-env-3">
        <text:p text:style-name="begin-env-p"/>
        <text:p text:style-name="quotation">“From the early 1990s it was recognised that a generic representation is required for the communication of arbitrary health record information between systems, and in Europe this has resulted in a succession of EU sponsored R &amp; D projects and two generations of CEN health informatics standards prior to this International Standard.” </text:p>
        <text:p text:style-name="quotation">– ISO/FDIS 13606-1:2007(E)</text:p>
        <text:p text:style-name="end-env-p"/>
      </text:section>
      <text:p text:style-name="Text-body">However, a solution has remained elusive until now. The MLHIM developers have asked the question; Why? </text:p>
      <text:p text:style-name="First-line-indent">Taking lessons from the ArpaNet engineers. We have drilled down to the core components and functions to build a foundation that can be used in a grassroots fashion. </text:p>
      <text:p text:style-name="First-line-indent">After reviewing dozens of documents on health informatics specifications and standards; we have come to realize that what is just as important implementability is stating what MLHIM is not as well as what MLHIM is. </text:p>
      <text:p text:style-name="clearpage"/>
      <text:h text:style-name="Heading-1" text:outline-level="1"><text:reference-mark text:name="x1-3000"/>Persistence</text:h>
      <text:p text:style-name="Text-body">While the MLHIM specifications do not specify a certain persistence model. There are some basic concepts that implementers should be aware of when creating their applications. </text:p>
      <text:p text:style-name="First-line-indent">MLHIM based information is document oriented. Therefore storage in a SQL database means that the developers will not only need to implement ORM but also querying the information is more difficult. The NoSQL <text:reference-mark text:name="x1-3001f1"/><text:note text:id="ftn1" text:note-class="footnote"><text:note-citation>1</text:note-citation><text:note-body><text:p text:style-name="P1">http://nosql-database.org/</text:p></text:note-body></text:note> family of persistence solutions is growing in popularity and capability. Many such as Riak<text:reference-mark text:name="x1-3002f2"/><text:note text:id="ftn2" text:note-class="footnote"><text:note-citation>2</text:note-citation><text:note-body><text:p text:style-name="P1">http://wiki.basho.com/display/RIAK/Riak</text:p></text:note-body></text:note> are highly scalable, highly available and have multiple APIs. </text:p>
      <text:p text:style-name="clearpage"/>
      <text:h text:style-name="Heading-1" text:outline-level="1"><text:reference-mark text:name="x1-4000"/>User Interfaces</text:h>
      <text:p text:style-name="Text-body">Certainly every user interface to every application is different. However, there are some specific things that can be done to generate some consistency. In OSHIP (oship/cuiwidgets directory) we have planned to embraced the Microsoft Common User Interface (MS-CUI) concepts. This has been a collaborative work between Microsoft and the National Health Service (NHS) in the UK<text:reference-mark text:name="x1-4001f3"/><text:note text:id="ftn3" text:note-class="footnote"><text:note-citation>3</text:note-citation><text:note-body><text:p text:style-name="Footnote"><text:span text:style-name="T2">Dr. Mike Bainbridge, one of the leaders of the UK-NHS effort will be a keynote speaker at</text:span> <text:span text:style-name="T2">the INCT-MACC event June 28,2010.</text:span></text:p></text:note-body></text:note>. The basic concept here is to create a library of widgets using CSS, AJAX, etc. technologies so that they can be reused across applications. </text:p>
      <text:p text:style-name="clearpage"/>
      <text:h text:style-name="Heading-1" text:outline-level="1"><text:reference-mark text:name="x1-5000"/>Programming Language</text:h>
      <text:p text:style-name="Text-body">The MLHIM specifications are programming language agnostic. The exception being that it must be an Object Oriented language. Please see the Reference Implementations section below. </text:p>
      <text:p text:style-name="clearpage"/>
      <text:h text:style-name="Heading-1" text:outline-level="1"><text:reference-mark text:name="x1-6000"/>XML Technologies</text:h>
      <text:p text:style-name="Text-body">In order to convert the concepts of multi-level modeling into practical application using XML<text:reference-mark text:name="x1-6001f4"/><text:note text:id="ftn4" text:note-class="footnote"><text:note-citation>4</text:note-citation><text:note-body><text:p text:style-name="P1">http://www.w3schools.com/xml/xml_technologies.asp</text:p></text:note-body></text:note> we will begin with a list and a short description of each XML component and how they can be used in MLHIM. A thorough foundation of XML will provide for ease of interoperability, especially in Web Services usage of Terminology Servers and other Service Oriented Architecture requirements. This also provides for easier construction and / or adaptation of applications for use on mobile devices. </text:p>
      <text:h text:style-name="Heading-2" text:outline-level="2"><text:reference-mark text:name="x1-7000"/>XHTML (Extensible HTML) </text:h>
      <text:p text:style-name="Text-body">A stricter and cleaner XML based version of HTML. In MLHIM used as UI output. </text:p>
      <text:p text:style-name="Text-body"/>
      <text:h text:style-name="Heading-2" text:outline-level="2"><text:reference-mark text:name="x1-8000"/>XML DOM (XML Document Object Model) </text:h>
      <text:p text:style-name="Text-body">A standard document model for accessing and manipulating XML. Forms the basis for all information in MLHIM compliant applications. </text:p>
      <text:p text:style-name="Text-body"/>
      <text:h text:style-name="Heading-2" text:outline-level="2"><text:reference-mark text:name="x1-9000"/>XSL (Extensible Style Sheet Language) </text:h>
      <text:p text:style-name="Text-body">XSL consists of three parts: </text:p>
      <text:list xml:id="list1664799027" text:style-name="Enumerate">
        <text:list-item>
          <text:p text:style-name="Inside-enumerate">XSLT (XSL Transform) - transforms XML into other formats, like HTML </text:p>
        </text:list-item>
        <text:list-item>
          <text:p text:style-name="Inside-enumerate">XSL-FO (XSL Formatting Objects)- for formatting XML to screen, paper, etc </text:p>
        </text:list-item>
        <text:list-item>
          <text:p text:style-name="Inside-enumerate">XPath - a language for navigating XML documents</text:p>
        </text:list-item>
      </text:list>
      <text:p text:style-name="Text-body"/>
      <text:h text:style-name="Heading-2" text:outline-level="2"><text:reference-mark text:name="x1-10000"/>XQuery (XML Query Language) </text:h>
      <text:p text:style-name="Text-body">An XML based language for querying XML data. </text:p>
      <text:p text:style-name="Text-body"/>
      <text:h text:style-name="Heading-2" text:outline-level="2"><text:reference-mark text:name="x1-11000"/>XSD (XML Schema) </text:h>
      <text:p text:style-name="Text-body">An XML-based structure description. Used for all reference model and constraint definitions. </text:p>
      <text:p text:style-name="Text-body"/>
      <text:h text:style-name="Heading-2" text:outline-level="2"><text:soft-page-break/><text:reference-mark text:name="x1-12000"/>XLink (XML Linking Language) </text:h>
      <text:p text:style-name="Text-body">A language for creating hyperlinks in XML documents. </text:p>
      <text:p text:style-name="Text-body"/>
      <text:h text:style-name="Heading-2" text:outline-level="2"><text:reference-mark text:name="x1-13000"/>XPointer (XML Pointer Language) </text:h>
      <text:p text:style-name="Text-body">Allows the XLink hyperlinks to point to more specific parts in the XML document. </text:p>
      <text:p text:style-name="Text-body"/>
      <text:h text:style-name="Heading-2" text:outline-level="2"><text:reference-mark text:name="x1-14000"/>XForms (XML Forms) </text:h>
      <text:p text:style-name="Text-body">Uses XML to define form data. </text:p>
      <text:p text:style-name="Text-body"/>
      <text:h text:style-name="Heading-2" text:outline-level="2"><text:reference-mark text:name="x1-15000"/>SOAP (Simple Object Access Protocol) </text:h>
      <text:p text:style-name="Text-body">An XML-based protocol to let applications exchange information over HTTP. </text:p>
      <text:p text:style-name="Text-body"/>
      <text:h text:style-name="Heading-2" text:outline-level="2"><text:reference-mark text:name="x1-16000"/>WSDL (Web Services Description Language) </text:h>
      <text:p text:style-name="Text-body">An XML-based language for describing web services. </text:p>
      <text:p text:style-name="Text-body"/>
      <text:h text:style-name="Heading-2" text:outline-level="2"><text:reference-mark text:name="x1-17000"/>RDF (Resource Description Framework) </text:h>
      <text:p text:style-name="Text-body">An XML-based language for describing web resources. </text:p>
      <text:p text:style-name="Text-body"/>
      <text:h text:style-name="Heading-2" text:outline-level="2"><text:reference-mark text:name="x1-18000"/>RSS (Really Simple Syndication) </text:h>
      <text:p text:style-name="Text-body">A format for syndicating news and the content of news-like sites. Can be used in MLHIM to push update information to subscribers. </text:p>
      <text:p text:style-name="Text-body"/>
      <text:h text:style-name="Heading-2" text:outline-level="2"><text:reference-mark text:name="x1-19000"/>WAP (Wireless Application Protocol) </text:h>
      <text:p text:style-name="Text-body">A XML based language for displaying content on wireless clients, like mobile phones. </text:p>
      <text:p text:style-name="Text-body"/>
      <text:h text:style-name="Heading-2" text:outline-level="2"><text:reference-mark text:name="x1-20000"/>SMIL (Synchronized Multimedia Integration Language) </text:h>
      <text:p text:style-name="Text-body">A language for describing audiovisual presentations. Used in MLHIM for radiology and other multimedia requirements. </text:p>
      <text:p text:style-name="Text-body"/>
      <text:h text:style-name="Heading-2" text:outline-level="2"><text:soft-page-break/><text:reference-mark text:name="x1-21000"/>SVG (Scalable Vector Graphics) </text:h>
      <text:p text:style-name="Text-body">Defines graphics in XML format. Radiology, etc. </text:p>
      <text:p text:style-name="clearpage"/>
      <text:h text:style-name="Heading-1" text:outline-level="1"><text:reference-mark text:name="x1-22000"/>Tools</text:h>
      <text:h text:style-name="Heading-2" text:outline-level="2"><text:reference-mark text:name="x1-23000"/>Constraint Definition Designer (CDD)</text:h>
      <text:p text:style-name="Text-body"><text:a xlink:type="simple" xlink:href="https://launchpad.net/cdd">https://launchpad.net/cdd </text:a></text:p>
      <text:p text:style-name="Text-body"/>
      <text:h text:style-name="Heading-2" text:outline-level="2"><text:reference-mark text:name="x1-24000"/>Healthcare Knowledge Component Repository (HKCR)</text:h>
      <text:p text:style-name="Text-body"><text:a xlink:type="simple" xlink:href="https://launchpad.net/hkcr">https://launchpad.net/hkcr</text:a> </text:p>
      <text:p text:style-name="clearpage"/>
      <text:h text:style-name="Heading-1" text:outline-level="1"><text:reference-mark text:name="x1-25000"/>Reference Implementations</text:h>
      <text:p text:style-name="Text-body">Open Source Health Information Platform <text:a xlink:type="simple" xlink:href="http://www.oship.org/">(OSHI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igskip" style:family="paragraph" style:parent-style-name="Text-body">
      <style:paragraph-properties fo:margin-top="0.0783in" fo:margin-bottom="0in"/>
    </style:style>
    <style:style style:name="clearpage" style:family="paragraph" style:parent-style-name="Text-body">
      <style:paragraph-properties fo:break-before="page"/>
    </style:style>
    <style:style style:name="hline-p-hr" style:family="paragraph">
      <style:paragraph-properties fo:margin-top="0in" fo:margin-bottom="0in" fo:line-height="0.0043in" fo:padding="0in" fo:border-left="none" fo:border-right="none" fo:border-top="none" fo:border-bottom="0.0043in solid #000000"/>
    </style:style>
    <style:style style:name="cline-p-hr" style:family="paragraph">
      <style:paragraph-properties fo:margin-top="0in" fo:margin-bottom="0in" fo:line-height="0.0043in" fo:padding="0in" fo:border-left="none" fo:border-right="none" fo:border-top="none" fo:border-bottom="0.0043in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class="text">
      <style:paragraph-properties fo:margin-left="0in" fo:margin-right="0in" fo:text-indent="0.1965in" style:auto-text-indent="false"/>
    </style:style>
    <style:style style:name="First-line-indent-rtl" style:family="paragraph" style:parent-style-name="Text-body" style:class="text">
      <style:paragraph-properties fo:margin-left="0in" fo:margin-right="0in" fo:text-align="end" style:justify-single-word="false" fo:text-indent="0.1965in" style:auto-text-indent="false" style:writing-mode="rl-tb"/>
    </style:style>
    <style:style style:name="Text-body" style:family="paragraph" style:parent-style-name="Standard" style:next-style-name="First-line-indent" style:class="text" style:master-page-name="">
      <style:paragraph-properties fo:margin-top="0in" fo:margin-bottom="0in" fo:line-height="120%" fo:text-align="justify" style:justify-single-word="false" fo:hyphenation-ladder-count="no-limit" style:page-number="auto"/>
      <style:text-properties fo:hyphenate="false" fo:hyphenation-remain-char-count="0" fo:hyphenation-push-char-count="0"/>
    </style:style>
    <style:style style:name="Like-Text-body" style:family="paragraph" style:parent-style-name="Standard" style:next-style-name="First-line-indent" style:class="text" style:master-page-name="">
      <style:paragraph-properties fo:margin-top="0in" fo:margin-bottom="0in" fo:line-height="120%" fo:text-align="justify" style:justify-single-word="false" fo:hyphenation-ladder-count="no-limit" style:page-number="auto"/>
      <style:text-properties fo:hyphenate="false" fo:hyphenation-remain-char-count="0" fo:hyphenation-push-char-count="0"/>
    </style:style>
    <style:style style:name="Text-body-rtl" style:family="paragraph" style:parent-style-name="Standard" style:next-style-name="First-line-indent" style:class="text" style:master-page-name="">
      <style:paragraph-properties fo:margin-top="0in" fo:margin-bottom="0in" fo:line-height="120%" fo:text-align="end" style:justify-single-word="false" fo:hyphenation-ladder-count="no-limit" style:page-number="auto" style:writing-mode="rl-tb"/>
      <style:text-properties fo:hyphenate="false" fo:hyphenation-remain-char-count="0" fo:hyphenation-push-char-count="0"/>
    </style:style>
    <style:style style:name="Like-Text-body-rtl" style:family="paragraph" style:parent-style-name="Standard" style:next-style-name="First-line-indent" style:class="text" style:master-page-name="">
      <style:paragraph-properties fo:margin-top="0in" fo:margin-bottom="0in" fo:line-height="120%" fo:text-align="end" style:justify-single-word="false" fo:hyphenation-ladder-count="no-limit" style:page-number="auto" style:writing-mode="rl-tb"/>
      <style:text-properties fo:hyphenate="false" fo:hyphenation-remain-char-count="0" fo:hyphenation-push-char-count="0"/>
    </style:style>
    <style:style style:name="p-nopar" style:family="paragraph" style:parent-style-name="Text-body">
      <style:paragraph-properties fo:margin-left="0in" fo:margin-right="0in" fo:margin-top="0.1181in" fo:margin-bottom="0.1181in" fo:text-align="justify" style:justify-single-word="false" fo:text-indent="0in" style:auto-text-indent="false"/>
    </style:style>
    <style:style style:name="p-nopar-rtl" style:family="paragraph" style:parent-style-name="Text-body">
      <style:paragraph-properties fo:margin-left="0in" fo:margin-right="0in" fo:margin-top="0.1181in" fo:margin-bottom="0.1181in" fo:text-align="end" style:justify-single-word="false" fo:text-indent="0in" style:auto-text-indent="false" style:writing-mode="rl-tb"/>
    </style:style>
    <style:style style:name="display-math" style:family="paragraph" style:parent-style-name="Text-body">
      <style:paragraph-properties fo:margin-left="0in" fo:margin-right="0in"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fo:text-indent="0in" style:auto-text-indent="false"/>
    </style:style>
    <style:style style:name="Inside-enumerate" style:family="paragraph" style:parent-style-name="Text-body" style:list-style-name="Enumerate">
      <style:paragraph-properties fo:margin-left="0in" fo:margin-right="0in" fo:margin-top="0in" fo:margin-bottom="0.15in"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fo:text-indent="0in" style:auto-text-indent="false"/>
    </style:style>
    <style:style style:name="dt" style:family="paragraph">
      <style:paragraph-properties fo:margin-left="0.1in" fo:margin-right="0in" fo:text-indent="0in" style:auto-text-indent="false"/>
      <style:text-properties fo:font-weight="bold"/>
    </style:style>
    <style:style style:name="printshorthands-dd" style:family="paragraph" style:parent-style-name="Standard">
      <style:paragraph-properties fo:margin-left="0.35in" fo:margin-right="0in" fo:margin-top="0in" fo:margin-bottom="0.0783in" fo:text-indent="0in" style:auto-text-indent="false"/>
    </style:style>
    <style:style style:name="printshorthands-dt" style:family="paragraph">
      <style:paragraph-properties fo:margin-left="0.1in" fo:margin-right="0in" fo:text-indent="0in" style:auto-text-indent="false"/>
    </style:style>
    <style:style style:name="printthebibliography-dd" style:family="paragraph" style:parent-style-name="Standard">
      <style:paragraph-properties fo:margin-left="0.35in" fo:margin-right="0in" fo:margin-top="0in" fo:margin-bottom="0.0783in" fo:text-indent="-0.35in" style:auto-text-indent="false"/>
    </style:style>
    <style:style style:name="printthebibliography-dt" style:family="paragraph">
      <style:paragraph-properties fo:margin-left="0in" fo:margin-right="0in" fo:margin-top="0in" fo:margin-bottom="0in" fo:text-indent="0in" style:auto-text-indent="false"/>
    </style:style>
    <style:style style:name="quote" style:family="paragraph" style:parent-style-name="Text-body" style:next-style-name="Text-body">
      <style:paragraph-properties fo:margin-left="0.3937in" fo:margin-right="0.3937in" fo:margin-top="0.0783in" fo:margin-bottom="0.0783in" fo:text-indent="0in" style:auto-text-indent="false"/>
    </style:style>
    <style:style style:name="quote-trl" style:family="paragraph">
      <style:paragraph-properties fo:margin-left="0.3937in" fo:margin-right="0.3937in" fo:margin-top="0.0783in" fo:margin-bottom="0.0783in" fo:text-align="end" style:justify-single-word="false" fo:text-indent="0in" style:auto-text-indent="false" style:writing-mode="rl-tb"/>
    </style:style>
    <style:style style:name="begin-env-p" style:family="paragraph">
      <style:paragraph-properties fo:margin-top="0.0783in" fo:margin-bottom="0in" fo:line-height="0.0043in"/>
    </style:style>
    <style:style style:name="end-env-p" style:family="paragraph">
      <style:paragraph-properties fo:margin-top="0in" fo:margin-bottom="0.0783in" fo:line-height="0.0043in"/>
    </style:style>
    <style:style style:name="Contents-Heading" style:family="paragraph" style:parent-style-name="Heading" style:class="index">
      <style:paragraph-properties fo:margin-left="0in" fo:margin-right="0in" fo:margin-top="0.1965in" fo:margin-bottom="0.0783in" fo:text-indent="0in" style:auto-text-indent="false" text:number-lines="false" text:line-number="0"/>
    </style:style>
    <style:style style:name="Index-Heading" style:family="paragraph" style:parent-style-name="Heading" style:class="index">
      <style:paragraph-properties fo:margin-left="0in" fo:margin-right="0in" fo:text-indent="0in" style:auto-text-indent="false" text:number-lines="false" text:line-number="0"/>
    </style:style>
    <style:style style:name="verse" style:family="paragraph" style:parent-style-name="Text-body" style:next-style-name="Text-body">
      <style:paragraph-properties fo:margin-left="0.5902in" fo:margin-right="0.3937in" fo:margin-top="0.0783in" fo:margin-bottom="0.0783in" fo:text-indent="-0.1965in" style:auto-text-indent="false">
        <style:tab-stops/>
      </style:paragraph-properties>
    </style:style>
    <style:style style:name="algorithmic-dd" style:family="paragraph" style:parent-style-name="Standard">
      <style:paragraph-properties fo:margin-left="0.35in" fo:margin-right="0in" fo:margin-top="0in" fo:margin-bottom="0.0783in" fo:text-indent="0in" style:auto-text-indent="false"/>
    </style:style>
    <style:style style:name="algorithmic-dt" style:family="paragraph">
      <style:paragraph-properties fo:margin-left="0.1in" fo:margin-right="0in" fo:text-indent="0in" style:auto-text-indent="false"/>
    </style:style>
    <style:style style:name="Preformatted-Text" style:family="paragraph" style:parent-style-name="Standard">
      <style:paragraph-properties fo:margin-left="0in" fo:margin-right="0in" fo:margin-top="0.0783in" fo:margin-bottom="0.0783in" fo:text-indent="0in" style:auto-text-indent="false"/>
      <style:text-properties style:font-name="monospace"/>
    </style:style>
    <style:style style:name="Preformatted-Text-rtl" style:family="paragraph" style:parent-style-name="Standard">
      <style:paragraph-properties fo:margin-left="0in" fo:margin-right="0in" fo:margin-top="0.0783in" fo:margin-bottom="0.0783in" fo:text-align="end" style:justify-single-word="false" fo:text-indent="0in" style:auto-text-indent="false" style:writing-mode="rl-tb"/>
      <style:text-properties style:font-name="monospace"/>
    </style:style>
    <style:style style:name="Footnote" style:family="paragraph" style:parent-style-name="Standard" style:class="extra">
      <style:paragraph-properties fo:margin-left="0.2in" fo:margin-right="0in" fo:text-indent="-0.2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Heading" style:next-style-name="author" style:class="chapter">
      <style:paragraph-properties fo:margin-top="0.1654in" fo:margin-bottom="0.2008in" fo:text-align="center" style:justify-single-word="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rtl" style:family="paragraph" style:next-style-name="author-rtl" style:class="chapter">
      <style:paragraph-properties fo:margin-top="0.1654in" fo:margin-bottom="0.2008in" fo:text-align="center" style:justify-single-word="false" style:writing-mode="rl-tb"/>
    </style:style>
    <style:style style:name="author" style:family="paragraph" style:parent-style-name="Text-body" style:next-style-name="date">
      <style:paragraph-properties fo:margin-top="0in" fo:margin-bottom="0.0783in" fo:text-align="center" style:justify-single-word="false"/>
    </style:style>
    <style:style style:name="author-rtl" style:family="paragraph" style:parent-style-name="Text-body-rtl" style:next-style-name="date-rtl">
      <style:paragraph-properties fo:margin-top="0in" fo:margin-bottom="0.0783in" fo:text-align="center" style:justify-single-word="false" style:writing-mode="rl-tb"/>
    </style:style>
    <style:style style:name="date" style:family="paragraph" style:parent-style-name="Text-body" style:next-style-name="Text-body">
      <style:paragraph-properties fo:margin-top="0in" fo:margin-bottom="0.0783in" fo:text-align="center" style:justify-single-word="false"/>
    </style:style>
    <style:style style:name="date-rtl" style:family="paragraph" style:parent-style-name="Text-body" style:next-style-name="Text-body">
      <style:paragraph-properties fo:margin-top="0in" fo:margin-bottom="0.0783in" fo:text-align="center" style:justify-single-word="false" style:writing-mode="rl-tb"/>
    </style:style>
    <style:style style:name="abstract" style:family="paragraph" style:parent-style-name="Text-body" style:next-style-name="Text-body">
      <style:paragraph-properties fo:margin-left="1.1811in" fo:margin-right="1.1811in" fo:margin-top="0in" fo:margin-bottom="0.0783in" fo:text-indent="0in" style:auto-text-indent="false"/>
    </style:style>
    <style:style style:name="abstract-rtl" style:family="paragraph" style:parent-style-name="Text-body-rtl" style:next-style-name="Text-body-rtl">
      <style:paragraph-properties fo:margin-left="1.1811in" fo:margin-right="1.1811in" fo:margin-top="0in" fo:margin-bottom="0.0783in" fo:text-indent="0in" style:auto-text-indent="false" style:writing-mode="rl-tb"/>
    </style:style>
    <style:style style:name="abstract-title" style:family="paragraph" style:parent-style-name="abstract" style:next-style-name="abstract">
      <style:paragraph-properties fo:margin-top="0.1965in" fo:margin-bottom="0in" fo:text-align="center" style:justify-single-word="false"/>
    </style:style>
    <style:style style:name="Contents-1" style:family="paragraph" style:parent-style-name="Index" style:class="index">
      <style:paragraph-properties fo:margin-left="0in" fo:margin-right="0in" fo:margin-top="0in" fo:margin-bottom="0.0398in"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text-indent="0in" style:auto-text-indent="false"/>
    </style:style>
    <style:style style:name="Index-2" style:family="paragraph" style:parent-style-name="Index" style:class="index">
      <style:paragraph-properties fo:margin-left="0.1965in" fo:margin-right="0in" fo:text-indent="0in" style:auto-text-indent="false"/>
    </style:style>
    <style:style style:name="Index-3" style:family="paragraph" style:parent-style-name="Index" style:class="index">
      <style:paragraph-properties fo:margin-left="0.3929in" fo:margin-right="0in" fo:text-indent="0in" style:auto-text-indent="false"/>
    </style:style>
    <style:style style:name="p-bibitem" style:family="paragraph" style:parent-style-name="Standard">
      <style:paragraph-properties fo:margin-left="0.3937in" fo:margin-right="0in" fo:text-indent="-0.3937in" style:auto-text-indent="false">
        <style:tab-stops/>
      </style:paragraph-properties>
    </style:style>
    <style:style style:name="quotation" style:family="paragraph" style:parent-style-name="Standard">
      <style:paragraph-properties fo:margin-left="0.3937in" fo:margin-right="0.3937in" fo:margin-top="0in" fo:margin-bottom="0in" fo:text-indent="0.1965in" style:auto-text-indent="true"/>
    </style:style>
    <style:style style:name="quotation-rtl" style:family="paragraph" style:parent-style-name="Standard">
      <style:paragraph-properties fo:margin-left="0.3937in" fo:margin-right="0.3937in" fo:margin-top="0in" fo:margin-bottom="0in" fo:text-align="end" style:justify-single-word="false" fo:text-indent="0.1965in" style:auto-text-indent="true" style:writing-mode="rl-tb"/>
    </style:style>
    <style:style style:name="flushright" style:family="paragraph" style:parent-style-name="Text-body" style:next-style-name="Text-body" style:master-page-name="">
      <style:paragraph-properties fo:margin-top="0.0783in" fo:margin-bottom="0.0783in" fo:text-align="end" style:justify-single-word="false" style:page-number="auto"/>
    </style:style>
    <style:style style:name="flushleft" style:family="paragraph" style:parent-style-name="Text-body" style:next-style-name="Text-body">
      <style:paragraph-properties fo:margin-top="0.0783in" fo:margin-bottom="0.0783in" fo:text-align="start" style:justify-single-word="false"/>
    </style:style>
    <style:style style:name="center" style:family="paragraph" style:parent-style-name="Text-body" style:next-style-name="Text-body">
      <style:paragraph-properties fo:margin-top="0.0783in" fo:margin-bottom="0.0783in" fo:text-align="center" style:justify-single-word="false">
        <style:tab-stops/>
      </style:paragraph-properties>
    </style:style>
    <style:style style:name="tabbing" style:family="paragraph" style:parent-style-name="Standard">
      <style:paragraph-properties fo:margin-left="0in" fo:margin-right="0in" fo:text-indent="0.1965in" style:auto-text-indent="false"/>
    </style:style>
    <style:style style:name="part" style:family="paragraph" style:parent-style-name="Heading" style:next-style-name="Text-body">
      <style:paragraph-properties fo:margin-top="0.2047in" fo:margin-bottom="0.0827in"/>
    </style:style>
    <style:style style:name="Heading-1" style:family="paragraph" style:parent-style-name="Heading" style:next-style-name="Text-body" style:class="text">
      <style:paragraph-properties fo:margin-top="0.5555in" fo:margin-bottom="0.3472in"/>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1665in" fo:margin-bottom="0.1252in"/>
    </style:style>
    <style:style style:name="Heading-2-rtl" style:family="paragraph" style:parent-style-name="Heading" style:next-style-name="Text-body" style:class="text">
      <style:paragraph-properties fo:margin-top="0.1654in" fo:margin-bottom="0in"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1654in" fo:margin-bottom="0in"/>
    </style:style>
    <style:style style:name="Heading-4-rtl" style:family="paragraph" style:next-style-name="Text-body-rtl" style:class="text">
      <style:paragraph-properties fo:margin-top="0.1654in" fo:margin-bottom="0in" fo:text-align="end" style:justify-single-word="false" style:writing-mode="rl-tb"/>
    </style:style>
    <style:style style:name="Heading-5" style:family="paragraph" style:parent-style-name="Heading" style:next-style-name="Text-body" style:class="text">
      <style:paragraph-properties fo:margin-left="0in" fo:margin-right="0in" fo:margin-top="0.1654in" fo:margin-bottom="0in" fo:text-indent="0in" style:auto-text-indent="false"/>
    </style:style>
    <style:style style:name="Heading-5-rtl" style:family="paragraph" style:parent-style-name="Heading" style:next-style-name="Text-body" style:class="text">
      <style:paragraph-properties fo:margin-left="0in" fo:margin-right="0in" fo:margin-top="0.1654in" fo:margin-bottom="0in" fo:text-align="end" style:justify-single-word="false" fo:text-indent="0in"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319in" fo:page-height="11.0417in" style:num-format="1" style:print-orientation="portrait" fo:margin-top="0.7874in" fo:margin-bottom="0.7874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eX4ht from MLHIM_Overview.tex, options: xhtml,ooffice,html,refcaption 
(http://www.cse.ohio-state.edu/~gurari/TeX4ht/)  
</meta:initial-creator>
    <meta:generator>LibreOffice/3.3$Unix LibreOffice_project/330m19$Build-401</meta:generator>
    <meta:creation-date>2011-02-27 15:08:00</meta:creation-date>
    <dc:date>2011-10-15T15:53:32</dc:date>
    <meta:document-statistic meta:table-count="0" meta:image-count="1" meta:object-count="0" meta:page-count="11" meta:paragraph-count="69" meta:word-count="892" meta:character-count="5924"/>
    <dc:creator>Timothy Cook</dc:creator>
    <meta:editing-duration>PT53S</meta:editing-duration>
    <meta:editing-cycles>1</meta:editing-cycles>
  </office:meta>
</office:document-meta>
</file>